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fo:font-size="12pt" style:font-size-asian="12pt" style:font-size-complex="12pt"/>
    </style:style>
    <style:style style:name="P2" style:family="paragraph" style:parent-style-name="Heading_20_5">
      <style:paragraph-properties fo:text-align="justify" style:justify-single-word="false"/>
    </style:style>
    <style:style style:name="P3" style:family="paragraph" style:parent-style-name="Text_20_body">
      <style:paragraph-properties fo:text-align="justify" style:justify-single-word="false"/>
      <style:text-properties fo:font-size="12pt"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margin-top="0in" fo:margin-bottom="0in" style:contextual-spacing="false" fo:text-align="justify" style:justify-single-word="false"/>
      <style:text-properties fo:font-size="12pt" style:font-size-asian="12pt" style:font-size-complex="12pt"/>
    </style:style>
    <style:style style:name="P6" style:family="paragraph" style:parent-style-name="Text_20_body" style:list-style-name="L1">
      <style:paragraph-properties fo:text-align="justify" style:justify-single-word="false"/>
      <style:text-properties fo:font-size="12pt" style:font-size-asian="12pt" style:font-size-complex="12pt"/>
    </style:style>
    <style:style style:name="P7" style:family="paragraph" style:parent-style-name="Text_20_body" style:list-style-name="L2">
      <style:paragraph-properties fo:margin-top="0in" fo:margin-bottom="0in" style:contextual-spacing="false" fo:text-align="justify" style:justify-single-word="false"/>
    </style:style>
    <style:style style:name="P8" style:family="paragraph" style:parent-style-name="Text_20_body" style:list-style-name="L2">
      <style:paragraph-properties fo:text-align="justify" style:justify-single-word="false"/>
    </style:style>
    <style:style style:name="P9" style:family="paragraph" style:parent-style-name="Heading_20_1">
      <style:paragraph-properties fo:margin-left="0in" fo:margin-right="0in" fo:text-align="justify" style:justify-single-word="false" fo:text-indent="0in" style:auto-text-indent="false"/>
      <style:text-properties fo:font-size="12pt" style:font-size-asian="12pt" style:font-size-complex="12pt"/>
    </style:style>
    <style:style style:name="P10" style:family="paragraph" style:parent-style-name="Heading_20_5">
      <style:paragraph-properties fo:text-align="justify" style:justify-single-word="false"/>
    </style:style>
    <style:style style:name="P11" style:family="paragraph" style:parent-style-name="Heading_20_1">
      <style:paragraph-properties fo:text-align="justify" style:justify-single-word="false"/>
      <style:text-properties fo:font-size="12pt" style:font-size-asian="12pt" style:font-size-complex="12pt"/>
    </style:style>
    <style:style style:name="P12" style:family="paragraph" style:parent-style-name="Text_20_body">
      <style:text-properties fo:font-size="12pt" style:font-size-asian="12pt" style:font-size-complex="12pt"/>
    </style:style>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3">
      <style:paragraph-properties fo:margin-top="0in" fo:margin-bottom="0in" style:contextual-spacing="false"/>
      <style:text-properties fo:font-size="12pt" style:font-size-asian="12pt" style:font-size-complex="12pt"/>
    </style:style>
    <style:style style:name="P15" style:family="paragraph" style:parent-style-name="Text_20_body" style:list-style-name="L3">
      <style:text-properties fo:font-size="12pt" style:font-size-asian="12pt" style:font-size-complex="12pt"/>
    </style:style>
    <style:style style:name="P16" style:family="paragraph" style:parent-style-name="Text_20_body">
      <style:paragraph-properties fo:margin-left="0in" fo:margin-right="0in" fo:margin-top="0in" fo:margin-bottom="0in" style:contextual-spacing="false" fo:text-indent="0in" style:auto-text-indent="false"/>
    </style:style>
    <style:style style:name="P17" style:family="paragraph" style:parent-style-name="Text_20_body" style:list-style-name="L4">
      <style:paragraph-properties fo:margin-top="0in" fo:margin-bottom="0in" style:contextual-spacing="false"/>
      <style:text-properties fo:font-size="12pt" style:font-size-asian="12pt" style:font-size-complex="12pt"/>
    </style:style>
    <style:style style:name="P18" style:family="paragraph" style:parent-style-name="Text_20_body" style:list-style-name="L4">
      <style:text-properties fo:font-size="12pt" style:font-size-asian="12pt" style:font-size-complex="12pt"/>
    </style:style>
    <style:style style:name="P19" style:family="paragraph" style:parent-style-name="Heading_20_3">
      <style:text-properties fo:font-size="12pt" style:font-size-asian="12pt" style:font-size-complex="12pt"/>
    </style:style>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5"/>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6"/>
    <style:style style:name="P24" style:family="paragraph" style:parent-style-name="Text_20_body">
      <style:paragraph-properties fo:text-align="justify" style:justify-single-word="false"/>
      <style:text-properties fo:font-size="12pt" officeooo:rsid="0028b69e" officeooo:paragraph-rsid="0028b69e" style:font-size-asian="12pt" style:font-size-complex="12pt"/>
    </style:style>
    <style:style style:name="P25" style:family="paragraph" style:parent-style-name="Standard">
      <style:paragraph-properties fo:text-align="justify" style:justify-single-word="false"/>
      <style:text-properties fo:font-size="12pt" officeooo:rsid="0028b69e" officeooo:paragraph-rsid="0028b69e" style:font-size-asian="12pt" style:font-size-complex="12pt"/>
    </style:style>
    <style:style style:name="P26" style:family="paragraph" style:parent-style-name="Heading_20_6">
      <style:paragraph-properties fo:margin-left="0in" fo:margin-right="0in" fo:text-indent="0in" style:auto-text-indent="false"/>
      <style:text-properties fo:font-size="12pt" style:font-size-asian="12pt" style:font-size-complex="12pt"/>
    </style:style>
    <style:style style:name="P27" style:family="paragraph" style:parent-style-name="Text_20_body">
      <style:paragraph-properties fo:margin-top="0in" fo:margin-bottom="0in" style:contextual-spacing="false"/>
      <style:text-properties fo:font-size="12pt" style:font-size-asian="12pt" style:font-size-complex="12pt"/>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top="0in" fo:margin-bottom="0in" style:contextual-spacing="false"/>
      <style:text-properties officeooo:paragraph-rsid="002aa9c0"/>
    </style:style>
    <style:style style:name="P30" style:family="paragraph" style:parent-style-name="Text_20_body">
      <style:paragraph-properties fo:margin-top="0in" fo:margin-bottom="0in" style:contextual-spacing="false"/>
      <style:text-properties fo:font-size="12pt" officeooo:paragraph-rsid="002aa9c0" style:font-size-asian="12pt" style:font-size-complex="12pt"/>
    </style:style>
    <style:style style:name="T1" style:family="text">
      <style:text-properties fo:font-size="12pt" style:font-size-asian="12pt" style:font-size-complex="12pt"/>
    </style:style>
    <style:style style:name="T2" style:family="text">
      <style:text-properties fo:font-size="12pt" style:font-size-asian="12pt" style:font-size-complex="12pt" loext:padding="0in" loext:border="none"/>
    </style:style>
    <style:style style:name="T3" style:family="text">
      <style:text-properties officeooo:rsid="002e7c3c"/>
    </style:style>
    <style:style style:name="T4" style:family="text">
      <style:text-properties officeooo:rsid="00293ac1"/>
    </style:style>
    <style:style style:name="T5" style:family="text">
      <style:text-properties fo:font-size="12pt" officeooo:rsid="002bf527" style:font-size-asian="12pt" style:font-size-complex="12pt"/>
    </style:style>
    <style:style style:name="T6" style:family="text">
      <style:text-properties fo:font-size="12pt" officeooo:rsid="00293ac1" style:font-size-asian="12pt" style:font-size-complex="12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h text:style-name="P2" text:outline-level="5"><text:a xlink:type="simple" xlink:href="https://university.apisec.ai/products/securing-llm-nlp-apis/categories/2156299245" text:style-name="Internet_20_link" text:visited-style-name="Visited_20_Internet_20_Link"><text:span text:style-name="T1">Securing APIs in the Age of AI: Harnessing LLMs to Mitigate Emerging Threats</text:span></text:a></text:h>
      <text:p text:style-name="P3">Welcome to "Introduction to Securing LLM and NLP APIs." I'm your instructor, Aubrey King.</text:p>
      <text:p text:style-name="P3">A bit about me: I'm a core and founding member of the OWASP Top 10 for LLM applications. I'm also a community evangelist for F5 and have worked as a solutions and systems architect. And yes, I’m a big comic book nerd!</text:p>
      <text:p text:style-name="P4"><text:span text:style-name="Strong_20_Emphasis"><text:span text:style-name="T1">Why take this course?</text:span></text:span></text:p>
      <text:list text:style-name="L1">
        <text:list-item>
          <text:p text:style-name="P5">You secure or develop APIs. </text:p>
        </text:list-item>
        <text:list-item>
          <text:p text:style-name="P5">Your organization is integrating LLM or NLP features into an application, and you need to understand the security risks. </text:p>
        </text:list-item>
        <text:list-item>
          <text:p text:style-name="P5">You're a model developer looking to learn about top threats affecting your applications. </text:p>
        </text:list-item>
        <text:list-item>
          <text:p text:style-name="P6">You're interested in AI and want to know how to secure it. </text:p>
        </text:list-item>
      </text:list>
      <text:p text:style-name="P3">Of course, there could be other reasons, but these are the key ones.</text:p>
      <text:p text:style-name="P3"> </text:p>
      <text:p text:style-name="P4"><text:span text:style-name="Strong_20_Emphasis"><text:span text:style-name="T1">Let's begin with some key terms and acronyms you'll need to know:</text:span></text:span></text:p>
      <text:list text:style-name="L2">
        <text:list-item>
          <text:p text:style-name="P7"><text:span text:style-name="Strong_20_Emphasis"><text:span text:style-name="T1">LLM</text:span></text:span><text:span text:style-name="T1">: Large Language Model. </text:span></text:p>
        </text:list-item>
        <text:list-item>
          <text:p text:style-name="P7"><text:span text:style-name="Strong_20_Emphasis"><text:span text:style-name="T1">NLP</text:span></text:span><text:span text:style-name="T1">: Natural Language Processing, used by applications to enable human-like language capabilities. </text:span></text:p>
        </text:list-item>
        <text:list-item>
          <text:p text:style-name="P7"><text:span text:style-name="Strong_20_Emphasis"><text:span text:style-name="T1">API</text:span></text:span><text:span text:style-name="T1">: Application Programming Interface, which allows programs to communicate with each other. </text:span></text:p>
        </text:list-item>
        <text:list-item>
          <text:p text:style-name="P7"><text:span text:style-name="Strong_20_Emphasis"><text:span text:style-name="T1">TLS</text:span></text:span><text:span text:style-name="T1">: Transport Layer Security, the successor to SSL, used to encrypt data transmissions. </text:span></text:p>
        </text:list-item>
        <text:list-item>
          <text:p text:style-name="P7"><text:span text:style-name="Strong_20_Emphasis"><text:span text:style-name="T1">HTTPS</text:span></text:span><text:span text:style-name="T1">: Hypertext Transfer Protocol Secure, a more secure version of HTTP using TLS. </text:span></text:p>
        </text:list-item>
        <text:list-item>
          <text:p text:style-name="P7"><text:span text:style-name="Strong_20_Emphasis"><text:span text:style-name="T1">OWASP</text:span></text:span><text:span text:style-name="T1">: Open Worldwide Application Security Project (formerly Open Web Application Security Project). </text:span></text:p>
        </text:list-item>
        <text:list-item>
          <text:p text:style-name="P7"><text:span text:style-name="Strong_20_Emphasis"><text:span text:style-name="T1">JSON</text:span></text:span><text:span text:style-name="T1">: JavaScript Object Notation, a file format for transmitting data via APIs. </text:span></text:p>
        </text:list-item>
        <text:list-item>
          <text:p text:style-name="P8"><text:span text:style-name="Strong_20_Emphasis"><text:span text:style-name="T1">JWT</text:span></text:span><text:span text:style-name="T1">: JSON Web Tokens, used for authentication and authorization in programmatic interactions. </text:span></text:p>
        </text:list-item>
      </text:list>
      <text:h text:style-name="P9" text:outline-level="1">In the News</text:h>
      <text:section text:style-name="Sect1" text:name="block-1481845691504">
        <text:h text:style-name="P10" text:outline-level="5"><text:a xlink:type="simple" xlink:href="https://university.apisec.ai/products/securing-llm-nlp-apis/categories/2156299245" text:style-name="Internet_20_link" text:visited-style-name="Visited_20_Internet_20_Link"><text:span text:style-name="T1">Securing APIs in the Age of AI: Harnessing LLMs to Mitigate Emerging Threats</text:span></text:a></text:h>
        <text:p text:style-name="P3">Let's look at a couple of recent hacks that have made headlines.</text:p>
        <text:p text:style-name="P3"><text:soft-page-break/>The first one was discovered by GitHub, involving a training data extraction vulnerability in GPT-4. This attack was carried out live against ChatGPT. GitHub, which has been actively researching red teaming techniques for AI, disclosed their findings earlier this year.</text:p>
        <text:p text:style-name="P3">The exploit worked by forcing the model to repeat a word infinitely, causing it to reveal memorized training data. While models don’t intentionally memorize, they can retain bits and pieces of their training data. This was confirmed by verifying the extracted data through simple Google searches. To mitigate this issue, models can be trained to reject infinite word repetition, or input/output filters can be applied to block such prompts.</text:p>
        <text:p text:style-name="P4"><text:span text:style-name="T1">The second hack is </text:span><text:span text:style-name="Strong_20_Emphasis"><text:span text:style-name="T1">Shelltorch</text:span></text:span><text:span text:style-name="T1">, discovered by Oligo Security researchers. Shelltorch affects multiple models by exploiting vulnerabilities in TorchServe, an open-source model serving library used to deploy models in production. Researchers were able to achieve remote code execution on affected nodes by exploiting flaws in TorchServe.</text:span></text:p>
        <text:p text:style-name="P3">TorchServe is widely used by major organizations such as Google, Amazon, Intel, Tesla, and Walmart. It exposes an API that processes requests through a Python handler, which is then archived into a portable file to load the model—making it a straightforward process for attackers to exploit.</text:p>
        <text:p text:style-name="P3">Both attacks underscore the critical need for strong API security when dealing with AI applications that rely on large language models and natural language processing techniques.</text:p>
      </text:section>
      <text:p text:style-name="P3"/>
      <text:h text:style-name="P11" text:outline-level="1"><text:bookmark text:name="block-1481845691504"/>Introduction to APIs in LLM &amp; NLP</text:h>
      <text:section text:style-name="Sect1" text:name="Section1">
        <text:h text:style-name="Heading_20_5" text:outline-level="5"><text:a xlink:type="simple" xlink:href="https://university.apisec.ai/products/securing-llm-nlp-apis/categories/2156299245" text:style-name="Internet_20_link" text:visited-style-name="Visited_20_Internet_20_Link"><text:span text:style-name="T1">Securing APIs in the Age of AI: Harnessing LLMs to Mitigate Emerging Threats</text:span></text:a></text:h>
        <text:p text:style-name="Text_20_body"><text:span text:style-name="T1">📍 </text:span><text:span text:style-name="Strong_20_Emphasis"><text:span text:style-name="T1">Introduction to APIs in LLM and NLP</text:span></text:span></text:p>
        <text:p text:style-name="P12">Let's start with APIs. If you're unfamiliar with APIs, I highly recommend taking Dan Barahona's course on API Security before continuing this one. Once you're ready, you can pick up right where you left off here.</text:p>
        <text:p text:style-name="P12">As mentioned earlier, an API (Application Programming Interface) is how programs communicate with each other over the internet or across networks. APIs are arguably one of the biggest security risks today, which is why you're here at APIsec University—to learn how to address these issues.</text:p>
        <text:p text:style-name="Text_20_body"><text:span text:style-name="T1">📍 </text:span><text:span text:style-name="Strong_20_Emphasis"><text:span text:style-name="T1">Overview of Large Language Models (LLMs)</text:span></text:span></text:p>
        <text:p text:style-name="P12">Large Language Models are advanced AI systems designed to understand, predict, and generate human language. These models are trained on vast datasets, covering many languages and regional grammar, and they excel at understanding context in speech. LLMs use deep learning architectures, leveraging <text:soft-page-break/>neural networks to process text and generate responses that feel coherent and contextually accurate, as if you're speaking with another person.</text:p>
        <text:p text:style-name="Text_20_body"><text:span text:style-name="T1">📍 </text:span><text:span text:style-name="Strong_20_Emphasis"><text:span text:style-name="T1">Introduction to Natural Language Processing (NLP)</text:span></text:span></text:p>
        <text:p text:style-name="P12">NLP refers to techniques that allow machines to interpret and manipulate human language. It includes capabilities like sentiment analysis, language translation, named entity recognition, and speech recognition. NLP uses algorithms and models (including LLMs) to enable machines to process text similarly to how humans do. NLP is key to how machines and people will interact in the future.</text:p>
        <text:p text:style-name="Text_20_body"><text:span text:style-name="T1">📍 </text:span><text:span text:style-name="Strong_20_Emphasis"><text:span text:style-name="T1">The Importance of APIs for LLMs and NLP Applications</text:span></text:span></text:p>
        <text:p text:style-name="P12">APIs are crucial for connecting NLP techniques to the applications that rely on them. By using APIs, developers can easily integrate language capabilities into applications, regardless of the size of the app or the organization. APIs also enable scalability, allowing applications—whether serving hundreds or millions of users—to harness the power of NLP. Additionally, APIs facilitate communication between your language-based application and other systems.</text:p>
        <text:p text:style-name="Text_20_body"><text:span text:style-name="T1">📍 </text:span><text:span text:style-name="Strong_20_Emphasis"><text:span text:style-name="T1">Introducing the OWASP Top 10 for LLM Applications</text:span></text:span></text:p>
        <text:p text:style-name="P12">Over the past year, I've worked extensively with the OWASP Top 10 for LLM Applications. This organization identifies and shares information on the most common attacks targeting large language models and NLP applications. We've found that LLMs present a unique threat landscape, with model-specific attacks that aren’t covered by the original OWASP Web Top 10, API Top 10, or even the Machine Learning Top 10.</text:p>
        <text:p text:style-name="Text_20_body"><text:span text:style-name="T1">📍 </text:span><text:span text:style-name="Strong_20_Emphasis"><text:span text:style-name="T1">Sample Application Overview</text:span></text:span></text:p>
        <text:p text:style-name="P12">Here’s a graphic showing a sample application using large language models. Note that all the blue lines in this diagram represent API calls. APIs are the foundation of how these applications function.</text:p>
        <text:p text:style-name="P12"> </text:p>
      </text:section>
      <text:p text:style-name="P3"/>
      <text:h text:style-name="P11" text:outline-level="1"><text:bookmark text:name="block-1481845691504 Copy 1"/>API Security Fundamentals</text:h>
      <text:section text:style-name="Sect1" text:name="Section2">
        <text:h text:style-name="Heading_20_5" text:outline-level="5"><text:a xlink:type="simple" xlink:href="https://university.apisec.ai/products/securing-llm-nlp-apis/categories/2156299245" text:style-name="Internet_20_link" text:visited-style-name="Visited_20_Internet_20_Link"><text:span text:style-name="T1">Securing APIs in the Age of AI: Harnessing LLMs to Mitigate Emerging Threats</text:span></text:a></text:h>
        <text:p text:style-name="Text_20_body"><text:span text:style-name="Strong_20_Emphasis"><text:span text:style-name="T1">API Security Fundamentals</text:span></text:span></text:p>
        <text:p text:style-name="Text_20_body"><text:span text:style-name="T1">One of the key concepts in API security is the </text:span><text:span text:style-name="Strong_20_Emphasis"><text:span text:style-name="T1">CIA Triad</text:span></text:span><text:span text:style-name="T1">, which stands for Confidentiality, Integrity, and Availability.</text:span></text:p>
        <text:p text:style-name="Text_20_body"><text:span text:style-name="T1">📍 </text:span><text:span text:style-name="Strong_20_Emphasis"><text:span text:style-name="T1">Confidentiality</text:span></text:span><text:span text:style-name="T1">:<text:line-break/>Confidentiality ensures that sensitive data, whether in transit across a network or stored on a disk, is </text:span><text:soft-page-break/><text:span text:style-name="T1">protected. This is achieved through encryption and strict access controls. Data masking and enforcing the principle of least privilege (ensuring that users and services have access only to the data they need) are essential to prevent unauthorized access to APIs.</text:span></text:p>
        <text:p text:style-name="Text_20_body"><text:span text:style-name="T1">📍 </text:span><text:span text:style-name="Strong_20_Emphasis"><text:span text:style-name="T1">Integrity</text:span></text:span><text:span text:style-name="T1">:<text:line-break/>Maintaining data integrity means ensuring that data is not altered during transmission. Using secure protocols like TLS helps prevent man-in-the-middle attacks and ensures data confidentiality. Hashing and digital signatures are vital to verify that the data received is the same data sent. Additionally, strong authentication and authorization methods—such as OAuth, API keys, and JSON Web Tokens (JWTs)—are necessary to control access to APIs.</text:span></text:p>
        <text:p text:style-name="Text_20_body"><text:span text:style-name="T1">📍 </text:span><text:span text:style-name="Strong_20_Emphasis"><text:span text:style-name="T1">Availability</text:span></text:span><text:span text:style-name="T1">:<text:line-break/>Availability ensures that your API is resilient and capable of handling traffic surges. This requires a robust infrastructure, including rate limiting and load balancing, to prevent overloads. Failover strategies (such as site, server, application, or container failover) should be in place to ensure recovery from failures. APIs also need to be responsive—if they aren’t, they are neither useful nor secure.</text:span></text:p>
        <text:p text:style-name="Text_20_body"><text:span text:style-name="T1">📍 </text:span><text:span text:style-name="Strong_20_Emphasis"><text:span text:style-name="T1">Authentication vs. Authorization</text:span></text:span><text:span text:style-name="T1">:<text:line-break/>Authentication is the process of verifying a user's identity, typically through methods like OAuth, API keys, JWTs, and Multi-Factor Authentication (MFA). Authorization, on the other hand, determines what the authenticated user is allowed to do. Role-based access control (RBAC) and scoped access tokens (such as those in OAuth) are useful for managing permissions and limiting access duration.</text:span></text:p>
        <text:p text:style-name="Text_20_body"><text:span text:style-name="T1">📍 </text:span><text:span text:style-name="Strong_20_Emphasis"><text:span text:style-name="T1">Best Practices for Authentication and Authorization</text:span></text:span><text:span text:style-name="T1">:</text:span></text:p>
        <text:list text:style-name="L3">
          <text:list-item>
            <text:p text:style-name="P13"><text:span text:style-name="T1">Always use </text:span><text:span text:style-name="Strong_20_Emphasis"><text:span text:style-name="T1">HTTPS</text:span></text:span><text:span text:style-name="T1"> to secure communications and avoid unencrypted HTTP. </text:span></text:p>
          </text:list-item>
          <text:list-item>
            <text:p text:style-name="P14">Keep your software and API systems up to date with the latest patches to prevent vulnerabilities. </text:p>
          </text:list-item>
          <text:list-item>
            <text:p text:style-name="P15">Use strong authentication and authorization mechanisms, following best practices to minimize security risks. </text:p>
          </text:list-item>
        </text:list>
        <text:p text:style-name="Text_20_body"><text:span text:style-name="T1">📍 </text:span><text:span text:style-name="Strong_20_Emphasis"><text:span text:style-name="T1">Common API Threats</text:span></text:span><text:span text:style-name="T1">:<text:line-break/>Many API threats stem from improper authentication and authorization, along with misconfigurations. Keeping an eye on the </text:span><text:span text:style-name="Strong_20_Emphasis"><text:span text:style-name="T1">OWASP API Top 10</text:span></text:span><text:span text:style-name="T1"> is crucial, as it highlights the most common security issues across APIs, similar to the OWASP Top 10 for LLM applications but focused primarily on all APIs.</text:span></text:p>
      </text:section>
      <text:p text:style-name="P3"/>
      <text:h text:style-name="P11" text:outline-level="1"><text:bookmark text:name="block-1481845691504 Copy 2"/>Security Protocols and Standards</text:h>
      <text:section text:style-name="Sect1" text:name="Section3">
        <text:h text:style-name="Heading_20_5" text:outline-level="5"><text:a xlink:type="simple" xlink:href="https://university.apisec.ai/products/securing-llm-nlp-apis/categories/2156299245" text:style-name="Internet_20_link" text:visited-style-name="Visited_20_Internet_20_Link"><text:span text:style-name="T1">Securing APIs in the Age of AI: Harnessing LLMs to Mitigate Emerging Threats</text:span></text:a></text:h>
        <text:p text:style-name="Text_20_body"><text:span text:style-name="Strong_20_Emphasis"><text:span text:style-name="T1">Security Protocols and Standards</text:span></text:span></text:p>
        <text:p text:style-name="Text_20_body"><text:soft-page-break/><text:span text:style-name="T1">📍 </text:span><text:span text:style-name="Strong_20_Emphasis"><text:span text:style-name="T1">Secured Hypertext Transport Protocol (HTTPS) and Transport Layer Security (TLS)</text:span></text:span><text:span text:style-name="T1"><text:line-break/>These protocols must be deployed with your API to provide encryption for data both at rest and in transit. They ensure data integrity, compliance, and maintain trust in the data, whether it's being transferred or stored.</text:span></text:p>
        <text:p text:style-name="P16"><text:span text:style-name="T1">📍 </text:span><text:span text:style-name="Strong_20_Emphasis"><text:span text:style-name="T1">OAuth and OpenID Connect</text:span></text:span><text:span text:style-name="T1"><text:line-break/>OAuth handles </text:span><text:span text:style-name="Strong_20_Emphasis"><text:span text:style-name="T1">authorization</text:span></text:span><text:span text:style-name="T1">, allowing you to grant access to resources either temporarily (scoped) or permanently. </text:span><text:span text:style-name="T2">OpenID Connect, on the other hand, manages </text:span><text:span text:style-name="Strong_20_Emphasis"><text:span text:style-name="T2">authentication </text:span></text:span><text:span text:style-name="T2">and verifying user identities.</text:span><text:span text:style-name="T1"> Together, they ensure secure access and identity management for APIs.</text:span></text:p>
        <text:p text:style-name="Text_20_body"><text:span text:style-name="T1">📍 </text:span><text:span text:style-name="Strong_20_Emphasis"><text:span text:style-name="T1">JSON Web Tokens (JWTs)</text:span></text:span><text:span text:style-name="T1"><text:line-break/>JWTs are compact, stateless tokens that offer fine-grained control over resource access. Their small size and security make them highly scalable and ideal for API interactions.</text:span></text:p>
        <text:p text:style-name="Text_20_body"><text:span text:style-name="T1">📍 </text:span><text:span text:style-name="Strong_20_Emphasis"><text:span text:style-name="T1">CORS (Cross-Origin Resource Sharing)</text:span></text:span><text:span text:style-name="T1"><text:line-break/>CORS is a security standard often overlooked. It controls which external domains can make requests to your API. By implementing CORS, you ensure that only trusted applications interact with your API, preventing unwanted websites from accessing your LLM or NLP applications.</text:span></text:p>
        <text:p text:style-name="Text_20_body"><text:span text:style-name="T1">📍 </text:span><text:span text:style-name="Strong_20_Emphasis"><text:span text:style-name="T1">Configuring CORS for Security</text:span></text:span><text:span text:style-name="T1"><text:line-break/>When setting up CORS, it’s essential to:</text:span></text:p>
        <text:list text:style-name="L4">
          <text:list-item>
            <text:p text:style-name="P17">Define which domains can access your API. </text:p>
          </text:list-item>
          <text:list-item>
            <text:p text:style-name="P18">Specify what each domain is allowed to do, including restricting HTTP methods on a per-domain basis. </text:p>
          </text:list-item>
        </text:list>
        <text:p text:style-name="Text_20_body"><text:span text:style-name="T1">Headers like </text:span><text:span text:style-name="Strong_20_Emphasis"><text:span text:style-name="T1">Access-Control-Allow-Origin</text:span></text:span><text:span text:style-name="T1">, </text:span><text:span text:style-name="Strong_20_Emphasis"><text:span text:style-name="T1">Allow-Methods</text:span></text:span><text:span text:style-name="T1">, and </text:span><text:span text:style-name="Strong_20_Emphasis"><text:span text:style-name="T1">Allow-Headers</text:span></text:span><text:span text:style-name="T1"> help limit access and operations.</text:span></text:p>
        <text:p text:style-name="P16"><text:span text:style-name="T1">📍 </text:span><text:span text:style-name="Strong_20_Emphasis"><text:span text:style-name="T1">Handling Credentials with CORS</text:span></text:span><text:span text:style-name="T1"><text:line-break/></text:span><text:span text:style-name="T2">Use the Allow-Credentials header to send cookies or authentication information</text:span><text:span text:style-name="T1">. This helps prevent attacks such as </text:span><text:span text:style-name="Strong_20_Emphasis"><text:span text:style-name="T1">Cross-Site Scripting (XSS)</text:span></text:span><text:span text:style-name="T1"> and </text:span><text:span text:style-name="Strong_20_Emphasis"><text:span text:style-name="T1">Cross-Site Request Forgery (CSRF)</text:span></text:span><text:span text:style-name="T1"> by controlling which origins can interact with and read the data returned by your LLM, safeguarding sensitive information.</text:span></text:p>
      </text:section>
      <text:p text:style-name="P3"/>
      <text:h text:style-name="P11" text:outline-level="1"><text:bookmark text:name="block-1481845691504 Copy 3"/>Key Security Concerns in LLM and NLP APIs</text:h>
      <text:section text:style-name="Sect1" text:name="Section4">
        <text:h text:style-name="Heading_20_5" text:outline-level="5"><text:a xlink:type="simple" xlink:href="https://university.apisec.ai/products/securing-llm-nlp-apis/categories/2156299245" text:style-name="Internet_20_link" text:visited-style-name="Visited_20_Internet_20_Link"><text:span text:style-name="T1">Securing APIs in the Age of AI: Harnessing LLMs to Mitigate Emerging Threats</text:span></text:a></text:h>
        <text:p text:style-name="P12">Data privacy and anonymization are among the top security concerns for LLMs and NLP applications. These systems often process sensitive data, with training data coming from both public and private <text:soft-page-break/>sources. There are also issues surrounding bias, trust, and many ethical considerations when utilizing these models.</text:p>
        <text:p text:style-name="Text_20_body"><text:span text:style-name="T1">📍 </text:span><text:span text:style-name="Strong_20_Emphasis"><text:span text:style-name="T1">Model inversion attacks</text:span></text:span><text:span text:style-name="T1"> are a serious concern. In this type of attack, an attacker uses the output of a machine learning model to infer details about the original input or training data. By probing the model with various inputs, attackers can gradually deduce the patterns, features, and data sets it has learned, which is especially dangerous when the model has been trained on private or sensitive data.</text:span></text:p>
        <text:p text:style-name="P12">This attack is particularly concerning in sensitive domains like healthcare, where exposing patient data could violate regulations such as HIPAA. The broader concern is exposing personal or confidential information, making it critical to mitigate the risk.</text:p>
        <text:p text:style-name="Text_20_body"><text:span text:style-name="T1">📍 </text:span><text:span text:style-name="Strong_20_Emphasis"><text:span text:style-name="T1">Privacy and compliance</text:span></text:span><text:span text:style-name="T1"> impacts are significant, especially for organizations bound by strict regulations like HIPAA or GDPR. Non-compliance with these laws can result in severe penalties, and organizations must take steps to protect personal data at all costs.</text:span></text:p>
        <text:p text:style-name="Text_20_body"><text:span text:style-name="T1">📍 </text:span><text:span text:style-name="Strong_20_Emphasis"><text:span text:style-name="T1">Mitigations</text:span></text:span><text:span text:style-name="T1"> include implementing privacy techniques to limit data exposure, regularizing data, and enforcing strict API access controls to restrict unauthorized access.</text:span></text:p>
        <text:p text:style-name="Text_20_body"><text:span text:style-name="T1">📍 </text:span><text:span text:style-name="Strong_20_Emphasis"><text:span text:style-name="T1">Injection attacks</text:span></text:span><text:span text:style-name="T1"> are another major threat to LLMs and NLP APIs. These attacks can target various APIs involved in language processing, allowing an attacker to inject malicious SQL code or other harmful inputs. This could lead to remote code execution on the servers or containers that host these applications, potentially exposing sensitive data, compromising the API server, or corrupting the model with inaccurate data.</text:span></text:p>
        <text:p text:style-name="Text_20_body"><text:span text:style-name="T1">Common injection attacks include </text:span><text:span text:style-name="Strong_20_Emphasis"><text:span text:style-name="T1">cross-site scripting (XSS)</text:span></text:span><text:span text:style-name="T1"> and </text:span><text:span text:style-name="Strong_20_Emphasis"><text:span text:style-name="T1">SQL injection</text:span></text:span><text:span text:style-name="T1">, which exploit weaknesses in input handling to gain control over an application or database.</text:span></text:p>
        <text:p text:style-name="Text_20_body"><text:span text:style-name="T1">📍 To mitigate these attacks, input filtering should be applied to the LLM or NLP application. Identifying and blocking known malicious patterns is key. Implementing a </text:span><text:span text:style-name="Strong_20_Emphasis"><text:span text:style-name="T1">Web Application Firewall (WAF)</text:span></text:span><text:span text:style-name="T1"> as part of a broader </text:span><text:span text:style-name="Strong_20_Emphasis"><text:span text:style-name="T1">Web App and API Protection (WAAP)</text:span></text:span><text:span text:style-name="T1"> strategy can provide an additional layer of defense, detecting and blocking attacks before they reach the application.</text:span></text:p>
        <text:p text:style-name="Text_20_body"><text:span text:style-name="T1">📍 Another major consideration is ensuring the </text:span><text:span text:style-name="Strong_20_Emphasis"><text:span text:style-name="T1">security of data</text:span></text:span><text:span text:style-name="T1"> during both transmission and storage. Secure protocols like </text:span><text:span text:style-name="Strong_20_Emphasis"><text:span text:style-name="T1">Transport Layer Security (TLS)</text:span></text:span><text:span text:style-name="T1"> should be enforced throughout the network. Additionally, encrypted storage is a non-negotiable requirement for protecting data at rest, ensuring that even if physical access to the infrastructure is compromised, the data remains secure.</text:span></text:p>
        <text:p text:style-name="P12">As always, maintaining data integrity and ensuring that only authorized users have access to these systems is critical to successful API security for LLM and NLP applications.</text:p>
      </text:section>
      <text:h text:style-name="P11" text:outline-level="1"><text:bookmark text:name="block-1481845691504 Copy 4"/>Best Practices for API Security</text:h>
      <text:section text:style-name="Sect1" text:name="Section5">
        <text:h text:style-name="Heading_20_5" text:outline-level="5"><text:a xlink:type="simple" xlink:href="https://university.apisec.ai/products/securing-llm-nlp-apis/categories/2156299245" text:style-name="Internet_20_link" text:visited-style-name="Visited_20_Internet_20_Link"><text:soft-page-break/><text:span text:style-name="T1">Securing APIs in the Age of AI: Harnessing LLMs to Mitigate Emerging Threats</text:span></text:a></text:h>
        <text:p text:style-name="Text_20_body"><text:span text:style-name="Strong_20_Emphasis"><text:span text:style-name="T1">1. Input Validation and Sanitization</text:span></text:span><text:span text:style-name="T1"><text:line-break/>Validating and sanitizing incoming data is crucial for preventing injection attacks, such as cross-site scripting and prompt injection. Ensure that the data quality is high by checking for the correct file types and constraining parameters like file size.</text:span></text:p>
        <text:p text:style-name="Text_20_body"><text:span text:style-name="Strong_20_Emphasis"><text:span text:style-name="T1">2. Protect Against Data Corruption</text:span></text:span><text:span text:style-name="T1"><text:line-break/>Introducing corrupt data can lead to unpredictable and potentially harmful impacts. It's essential to ensure data integrity to maintain compliance and user trust. Without trust, applications become ineffective.</text:span></text:p>
        <text:p text:style-name="Text_20_body"><text:span text:style-name="Strong_20_Emphasis"><text:span text:style-name="T1">3. Proper Error Handling and Logging</text:span></text:span><text:span text:style-name="T1"><text:line-break/>Effective error handling prevents leakage of sensitive information, such as stack traces, which could expose application vulnerabilities. Users should only be aware that something went wrong, not the technical details. Additionally, proper logging helps mitigate denial of service attacks by identifying misconfigurations and providing insights for troubleshooting and audits.</text:span></text:p>
        <text:p text:style-name="Text_20_body"><text:span text:style-name="Strong_20_Emphasis"><text:span text:style-name="T1">4. Rate Limiting and Throttling</text:span></text:span><text:span text:style-name="T1"><text:line-break/>Implement rate limiting to cap input to your application, preventing abuse or overload from excessive requests. This practice helps manage costs associated with bandwidth and storage while also enhancing security by reducing the threat surface and ensuring availability.</text:span></text:p>
        <text:p text:style-name="Text_20_body"><text:span text:style-name="Strong_20_Emphasis"><text:span text:style-name="T1">5. Utilize an API Gateway</text:span></text:span><text:span text:style-name="T1"><text:line-break/>An API gateway centralizes management, enhances security, and allows for the consistent application of policies across traffic entering the application. It can terminate SSL connections, scan, and sanitize data before processing. Additionally, API gateways improve performance through load balancing and caching, making data retrieval more efficient.</text:span></text:p>
        <text:p text:style-name="Text_20_body"><text:span text:style-name="Strong_20_Emphasis"><text:span text:style-name="T1">6. Monitoring and Analytics</text:span></text:span><text:span text:style-name="T1"><text:line-break/>API gateways provide valuable insights into traffic patterns and user interactions, making it easier for developers to maintain API versions in one central location.</text:span></text:p>
      </text:section>
      <text:p text:style-name="P3"/>
      <text:h text:style-name="P11" text:outline-level="1"><text:bookmark text:name="block-1481845691504 Copy 5"/>Implementing API Security Measures</text:h>
      <text:section text:style-name="Sect1" text:name="Section6">
        <text:h text:style-name="Heading_20_5" text:outline-level="5"><text:a xlink:type="simple" xlink:href="https://university.apisec.ai/products/securing-llm-nlp-apis/categories/2156299245" text:style-name="Internet_20_link" text:visited-style-name="Visited_20_Internet_20_Link"><text:soft-page-break/><text:span text:style-name="T1">Securing APIs in the Age of AI: Harnessing LLMs to Mitigate Emerging Threats</text:span></text:a></text:h>
        <text:h text:style-name="P19" text:outline-level="3">Implementing API Security Measures</text:h>
        <text:p text:style-name="Text_20_body"><text:span text:style-name="Strong_20_Emphasis"><text:span text:style-name="T1">1. Security in the Development Life Cycle</text:span></text:span><text:span text:style-name="T1"><text:line-break/>Begin your security journey during the development life cycle. In the planning and design phase, utilize threat modeling to establish your security requirements from the ground up.</text:span></text:p>
        <text:p text:style-name="Text_20_body"><text:span text:style-name="Strong_20_Emphasis"><text:span text:style-name="T1">2. Development Phase</text:span></text:span><text:span text:style-name="T1"><text:line-break/>Focus on robust authorization and authentication. Adhere to secure coding practices and implement appropriate input validation to mitigate risks.</text:span></text:p>
        <text:p text:style-name="Text_20_body"><text:span text:style-name="Strong_20_Emphasis"><text:span text:style-name="T1">3. Testing Phase</text:span></text:span><text:span text:style-name="T1"><text:line-break/>During testing, prioritize security reviews. Actively test your code and engage in peer reviews to identify and rectify any vulnerabilities discovered during security testing.</text:span></text:p>
        <text:p text:style-name="Text_20_body"><text:span text:style-name="Strong_20_Emphasis"><text:span text:style-name="T1">4. Deployment Phase</text:span></text:span><text:span text:style-name="T1"><text:line-break/>Ensure secure deployment by hardening all backend services your application relies on. Utilize API gateways to safely manage the introduction of new features and the retirement of outdated ones.</text:span></text:p>
        <text:p text:style-name="Text_20_body"><text:span text:style-name="Strong_20_Emphasis"><text:span text:style-name="T1">5. Maintenance Phase</text:span></text:span><text:span text:style-name="T1"><text:line-break/>Patching and logging are crucial for ongoing security. Maintain a strong incident response strategy to address any security issues that arise.</text:span></text:p>
        <text:p text:style-name="Text_20_body"><text:span text:style-name="Strong_20_Emphasis"><text:span text:style-name="T1">6. Automated Security Testing</text:span></text:span><text:span text:style-name="T1"><text:line-break/>Incorporate automated security testing to enhance security. Continuous vulnerability scanning is essential, with tools available to monitor your application in real-time, allowing for a proactive security posture.</text:span></text:p>
        <text:p text:style-name="Text_20_body"><text:span text:style-name="Strong_20_Emphasis"><text:span text:style-name="T1">7. Static and Dynamic Analysis</text:span></text:span><text:span text:style-name="T1"><text:line-break/>Implement both static and dynamic analysis to monitor the security of your codebase and the running application. This helps ensure that your production environment aligns with your source code.</text:span></text:p>
        <text:p text:style-name="Text_20_body"><text:span text:style-name="Strong_20_Emphasis"><text:span text:style-name="T1">8. Scaling Security Efforts</text:span></text:span><text:span text:style-name="T1"><text:line-break/>For large language models (LLMs) and NLP applications, scaling security measures is critical. Integrate security automation with existing workflows, especially within your CI/CD pipelines, to make security a consistent part of the development life cycle.</text:span></text:p>
        <text:p text:style-name="Text_20_body"><text:span text:style-name="Strong_20_Emphasis"><text:span text:style-name="T1">9. Consistent and Repeatable Testing</text:span></text:span><text:span text:style-name="T1"><text:line-break/>Implement consistent and repeatable testing strategies to reduce human error. Automating testing can minimize remediation costs and help identify issues before they escalate.</text:span></text:p>
        <text:p text:style-name="Text_20_body"><text:soft-page-break/><text:span text:style-name="Strong_20_Emphasis"><text:span text:style-name="T1">10. Continuous Monitoring and Incident Response</text:span></text:span><text:span text:style-name="T1"><text:line-break/>Continuous monitoring involves collecting data on application performance and security. This approach enhances threat detection, allowing visibility into potential attacks and understanding user behavior.</text:span></text:p>
        <text:p text:style-name="Text_20_body"><text:span text:style-name="Strong_20_Emphasis"><text:span text:style-name="T1">11. Incident Response Planning</text:span></text:span><text:span text:style-name="T1"><text:line-break/>An effective incident response plan includes several key stages:</text:span></text:p>
        <text:list text:style-name="L5">
          <text:list-item>
            <text:p text:style-name="P20"><text:span text:style-name="Strong_20_Emphasis"><text:span text:style-name="T1">Preparation:</text:span></text:span><text:span text:style-name="T1"> Assemble a team and develop a strategy. </text:span></text:p>
          </text:list-item>
          <text:list-item>
            <text:p text:style-name="P20"><text:span text:style-name="Strong_20_Emphasis"><text:span text:style-name="T1">Detection and Analysis:</text:span></text:span><text:span text:style-name="T1"> Identify and understand incidents. </text:span></text:p>
          </text:list-item>
          <text:list-item>
            <text:p text:style-name="P20"><text:span text:style-name="Strong_20_Emphasis"><text:span text:style-name="T1">Containment and Eradication:</text:span></text:span><text:span text:style-name="T1"> Address the incident as it unfolds. </text:span></text:p>
          </text:list-item>
          <text:list-item>
            <text:p text:style-name="P20"><text:span text:style-name="Strong_20_Emphasis"><text:span text:style-name="T1">Recovery:</text:span></text:span><text:span text:style-name="T1"> Implement steps to restore operations. </text:span></text:p>
          </text:list-item>
          <text:list-item>
            <text:p text:style-name="P21"><text:span text:style-name="Strong_20_Emphasis"><text:span text:style-name="T1">Post-Incident Activities:</text:span></text:span><text:span text:style-name="T1"> Conduct a post-mortem to disclose findings and improve practices. </text:span></text:p>
          </text:list-item>
        </text:list>
        <text:p text:style-name="Text_20_body"><text:span text:style-name="Strong_20_Emphasis"><text:span text:style-name="T1">12. Immediate Actions</text:span></text:span><text:span text:style-name="T1"><text:line-break/>Actions may include patching the application, notifying users, retraining affected models, or swapping API keys. For example, if an LLM inadvertently discloses sensitive information, assess the impacted systems, contain the breach, and remove sensitive data from the training set.</text:span></text:p>
        <text:p text:style-name="Text_20_body"><text:span text:style-name="Strong_20_Emphasis"><text:span text:style-name="T1">13. Future Integration of AI</text:span></text:span><text:span text:style-name="T1"><text:line-break/>Consider integrating AI systems into your continuous monitoring and incident response processes. AI can automate parts of the response, such as swapping API keys based on specific thresholds.</text:span></text:p>
        <text:p text:style-name="Text_20_body"><text:span text:style-name="Strong_20_Emphasis"><text:span text:style-name="T1">14. Importance of Monitoring and Incident Response</text:span></text:span><text:span text:style-name="T1"><text:line-break/>Monitoring and incident response are crucial for:</text:span></text:p>
        <text:list text:style-name="L6">
          <text:list-item>
            <text:p text:style-name="P22"><text:span text:style-name="Strong_20_Emphasis"><text:span text:style-name="T1">Risk Mitigation:</text:span></text:span><text:span text:style-name="T1"> Reducing the likelihood of significant security incidents. </text:span></text:p>
          </text:list-item>
          <text:list-item>
            <text:p text:style-name="P22"><text:span text:style-name="Strong_20_Emphasis"><text:span text:style-name="T1">Protecting the CIA Triad:</text:span></text:span><text:span text:style-name="T1"> Ensuring confidentiality, integrity, and availability. </text:span></text:p>
          </text:list-item>
          <text:list-item>
            <text:p text:style-name="P23"><text:span text:style-name="Strong_20_Emphasis"><text:span text:style-name="T1">Regulatory Compliance:</text:span></text:span><text:span text:style-name="T1"> Meeting standards such as HIPAA and GDPR. </text:span></text:p>
          </text:list-item>
        </text:list>
      </text:section>
      <text:p text:style-name="P24">Quizes:</text:p>
      <text:p text:style-name="P25">Question 1</text:p>
      <text:h text:style-name="P26" text:outline-level="6">Which of the following is NOT a core capability of Natural Language Processing (NLP)?</text:h>
      <text:p text:style-name="P27">-<text:span text:style-name="T3">Image Classification</text:span></text:p>
      <text:p text:style-name="P12">Question 2</text:p>
      <text:h text:style-name="P26" text:outline-level="6">How does CORS contribute to API security?</text:h>
      <text:p text:style-name="P28"><text:span text:style-name="T1">-By preventing unwanted domains from accessing the API</text:span><text:span text:style-name="T1"/></text:p>
      <text:p text:style-name="P12">Question 3</text:p>
      <text:h text:style-name="P26" text:outline-level="6"><text:soft-page-break/>What is a model inversion attack, and why is it particularly dangerous for machine learning models trained on private data?</text:h>
      <text:p text:style-name="P29"><text:span text:style-name="T1">-It uses the model’s output to infer details about the original input or training data, potentially exposing sensitive information.</text:span></text:p>
      <text:p text:style-name="P12">Question 4</text:p>
      <text:h text:style-name="P26" text:outline-level="6">Which of the following methods can help mitigate injection attacks in LLM and NLP APIs?</text:h>
      <text:p text:style-name="P29"><text:span text:style-name="T1">-Implementing input filtering and using a Web Application Firewall (WAF).</text:span></text:p>
      <text:p text:style-name="P12">Question 5</text:p>
      <text:h text:style-name="P26" text:outline-level="6">What is the primary purpose of input validation and sanitization in API security?</text:h>
      <text:p text:style-name="P30">-<text:span text:style-name="T4">To prevent injection attacks and ensure high data quality</text:span></text:p>
      <text:p text:style-name="P12">Question 6</text:p>
      <text:h text:style-name="P26" text:outline-level="6">What are two key phases in the development life cycle where security measures should be implemented?</text:h>
      <text:p text:style-name="P28"><text:span text:style-name="T1">-</text:span><text:span text:style-name="T5">Planning and Design</text:span></text:p>
      <text:p text:style-name="P12">Question 7</text:p>
      <text:h text:style-name="P26" text:outline-level="6">What is the primary purpose of continuous monitoring in the context of API security?</text:h>
      <text:p text:style-name="P28"><text:span text:style-name="T1">-</text:span><text:span text:style-name="T6">T</text:span>o collect data on application performance and detect security issues</text:p>
      <text:p text:style-name="P12">Question 8</text:p>
      <text:h text:style-name="P26" text:outline-level="6">What was one of the methods GitHub researchers used to extract training data from GPT-4?</text:h>
      <text:p text:style-name="P28"><text:span text:style-name="T1">-</text:span><text:span text:style-name="T6">By using token repetition</text:span></text:p>
      <text:p text:style-name="P12">Question 9</text:p>
      <text:h text:style-name="P26" text:outline-level="6">Which of the following models was impacted by the "Shelltorch" vulnerability?</text:h>
      <text:p text:style-name="P28"><text:span text:style-name="T1">-</text:span><text:span text:style-name="T6">Torchserve Library</text:span></text:p>
      <text:p text:style-name="P12">Question 10</text:p>
      <text:h text:style-name="P26" text:outline-level="6">What primary risk does the course associate with APIs in artificial intelligence (AI) applications like LLMs and NLP systems?</text:h>
      <text:p text:style-name="P28"><text:span text:style-name="T1">-</text:span>Unauthorized access due to broken access control</text:p>
      <text:p text:style-name="P12">Question 11</text:p>
      <text:h text:style-name="P26" text:outline-level="6">In the course, which technique is recommended to mitigate training data extraction in Large Language Models (LLMs)?</text:h>
      <text:p text:style-name="P28"><text:span text:style-name="T1">-</text:span>Using a filter to block excessive word repetition</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Noto Sans" style:font-family-complex="'Noto 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ans" style:font-family-asian="'Noto Sans'" style:font-family-generic-asian="system" style:font-pitch-asian="variable" style:font-size-asian="7pt" style:font-weight-asian="bold" style:font-name-complex="Noto Sans" style:font-family-complex="'Noto Sans'" style:font-family-generic-complex="system" style:font-pitch-complex="variable" style:font-size-complex="7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c9211e" loext:opacity="100%" fo:font-size="20pt" fo:font-weight="bold" officeooo:rsid="001f6ddf" officeooo:paragraph-rsid="001f6ddf" style:font-size-asian="20pt" style:font-weight-asian="bold" style:font-size-complex="20pt" style:font-weight-complex="bold"/>
    </style:style>
    <style:style style:name="MP2" style:family="paragraph" style:parent-style-name="Footer">
      <style:paragraph-properties fo:text-align="center" style:justify-single-word="false"/>
      <style:text-properties fo:color="#55308d" loext:opacity="100%" fo:font-size="20pt" fo:font-weight="bold" officeooo:rsid="002f8b1c" officeooo:paragraph-rsid="002f8b1c" style:font-size-asian="20pt" style:font-weight-asian="bold" style:font-size-complex="2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Securing LLMs and NLP APIs:</text:p>
      </style:header>
      <style:footer>
        <text:p text:style-name="MP2">Urja Security</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03:22:26.379962307</meta:creation-date>
    <dc:date>2024-10-25T04:18:21.447169977</dc:date>
    <meta:editing-duration>PT55M44S</meta:editing-duration>
    <meta:editing-cycles>21</meta:editing-cycles>
    <meta:generator>LibreOffice/24.8.2.1$Linux_X86_64 LibreOffice_project/0f794b6e29741098670a3b95d60478a65d05ef13</meta:generator>
    <meta:document-statistic meta:table-count="0" meta:image-count="0" meta:object-count="0" meta:page-count="10" meta:paragraph-count="151" meta:word-count="3117" meta:character-count="20797" meta:non-whitespace-character-count="17834"/>
  </office:meta>
</office:document-meta>
</file>